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06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5" table:number-columns-repeated="2" table:default-cell-style-name="ce6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Onecall part</text:p>
          </table:table-cell>
          <table:table-cell table:style-name="ce1" office:value-type="string" calcext:value-type="string">
            <text:p>Order q</text:p>
          </table:table-cell>
          <table:table-cell table:style-name="ce1" office:value-type="string" calcext:value-type="string">
            <text:p>Quantity/board</text:p>
          </table:table-cell>
          <table:table-cell table:style-name="ce1" office:value-type="string" calcext:value-type="string">
            <text:p>Quantity tot</text:p>
          </table:table-cell>
          <table:table-cell table:style-name="ce1" office:value-type="string" calcext:value-type="string">
            <text:p>Cost ea</text:p>
          </table:table-cell>
          <table:table-cell table:style-name="ce1" office:value-type="string" calcext:value-type="string">
            <text:p>Board cost</text:p>
          </table:table-cell>
          <table:table-cell table:style-name="ce1" office:value-type="string" calcext:value-type="string">
            <text:p>Order cost</text:p>
          </table:table-cell>
          <table:table-cell table:style-name="ce1" office:value-type="string" calcext:value-type="string">
            <text:p>N board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/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2290331" calcext:value-type="float">
            <text:p>2290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]*[.I2]" office:value-type="float" office:value="10" calcext:value-type="float">
            <text:p>10</text:p>
          </table:table-cell>
          <table:table-cell office:value-type="currency" office:currency="GBP" office:value="0.0476" calcext:value-type="currency">
            <text:p>£0.05</text:p>
          </table:table-cell>
          <table:table-cell table:formula="of:=[.F2]*[.D2]" office:value-type="currency" office:currency="GBP" office:value="0.0476" calcext:value-type="currency">
            <text:p>£0.05</text:p>
          </table:table-cell>
          <table:table-cell table:formula="of:=[.F2]*[.C2]" office:value-type="currency" office:currency="GBP" office:value="0.476" calcext:value-type="currency">
            <text:p>£0.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805</text:p>
          </table:table-cell>
          <table:table-cell/>
        </table:table-row>
        <table:table-row table:style-name="ro2">
          <table:table-cell office:value-type="string" calcext:value-type="string">
            <text:p>R101</text:p>
          </table:table-cell>
          <table:table-cell office:value-type="float" office:value="9330798" calcext:value-type="float">
            <text:p>93307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]*[.I3]" office:value-type="float" office:value="10" calcext:value-type="float">
            <text:p>10</text:p>
          </table:table-cell>
          <table:table-cell office:value-type="currency" office:currency="GBP" office:value="0.0009" calcext:value-type="currency">
            <text:p>£0.00</text:p>
          </table:table-cell>
          <table:table-cell table:formula="of:=[.F3]*[.D3]" office:value-type="currency" office:currency="GBP" office:value="0.0009" calcext:value-type="currency">
            <text:p>£0.00</text:p>
          </table:table-cell>
          <table:table-cell table:formula="of:=[.F3]*[.C3]" office:value-type="currency" office:currency="GBP" office:value="0.009" calcext:value-type="currency">
            <text:p>£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2">
          <table:table-cell office:value-type="string" calcext:value-type="string">
            <text:p>C10 C101 C11 C13 C14 C15 C17 C7</text:p>
          </table:table-cell>
          <table:table-cell office:value-type="float" office:value="432210" calcext:value-type="float">
            <text:p>4322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D4]*[.I4]" office:value-type="float" office:value="80" calcext:value-type="float">
            <text:p>80</text:p>
          </table:table-cell>
          <table:table-cell office:value-type="currency" office:currency="GBP" office:value="0.015" calcext:value-type="currency">
            <text:p>£0.02</text:p>
          </table:table-cell>
          <table:table-cell table:formula="of:=[.F4]*[.D4]" office:value-type="currency" office:currency="GBP" office:value="0.12" calcext:value-type="currency">
            <text:p>£0.12</text:p>
          </table:table-cell>
          <table:table-cell table:formula="of:=[.F4]*[.C4]" office:value-type="currency" office:currency="GBP" office:value="1.2" calcext:value-type="currency">
            <text:p>£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2099242" calcext:value-type="float">
            <text:p>2099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]*[.I5]" office:value-type="float" office:value="10" calcext:value-type="float">
            <text:p>10</text:p>
          </table:table-cell>
          <table:table-cell office:value-type="currency" office:currency="GBP" office:value="0.0525" calcext:value-type="currency">
            <text:p>£0.05</text:p>
          </table:table-cell>
          <table:table-cell table:formula="of:=[.F5]*[.D5]" office:value-type="currency" office:currency="GBP" office:value="0.0525" calcext:value-type="currency">
            <text:p>£0.05</text:p>
          </table:table-cell>
          <table:table-cell table:formula="of:=[.F5]*[.C5]" office:value-type="currency" office:currency="GBP" office:value="0.525" calcext:value-type="currency">
            <text:p>£0.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1702629" calcext:value-type="float">
            <text:p>17026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GBP" office:value="0.7462" calcext:value-type="currency">
            <text:p>£0.75</text:p>
          </table:table-cell>
          <table:table-cell table:formula="of:=[.F6]*[.D6]" office:value-type="currency" office:currency="GBP" office:value="0.7462" calcext:value-type="currency">
            <text:p>£0.75</text:p>
          </table:table-cell>
          <table:table-cell table:formula="of:=[.F6]*[.C6]" office:value-type="currency" office:currency="GBP" office:value="3.731" calcext:value-type="currency">
            <text:p>£3.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AA_holder</text:p>
          </table:table-cell>
          <table:table-cell/>
        </table:table-row>
        <table:table-row table:style-name="ro2">
          <table:table-cell office:value-type="string" calcext:value-type="string">
            <text:p>IC101</text:p>
          </table:table-cell>
          <table:table-cell office:value-type="float" office:value="2469557" calcext:value-type="float">
            <text:p>24695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]*[.I7]" office:value-type="float" office:value="10" calcext:value-type="float">
            <text:p>10</text:p>
          </table:table-cell>
          <table:table-cell office:value-type="currency" office:currency="GBP" office:value="1.1644" calcext:value-type="currency">
            <text:p>£1.16</text:p>
          </table:table-cell>
          <table:table-cell table:formula="of:=[.F7]*[.D7]" office:value-type="currency" office:currency="GBP" office:value="1.1644" calcext:value-type="currency">
            <text:p>£1.16</text:p>
          </table:table-cell>
          <table:table-cell table:formula="of:=[.F7]*[.C7]" office:value-type="currency" office:currency="GBP" office:value="11.644" calcext:value-type="currency">
            <text:p>£11.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M32F0xxCxUx</text:p>
          </table:table-cell>
          <table:table-cell office:value-type="string" calcext:value-type="string">
            <text:p>QFN-48-EP-ST</text:p>
          </table:table-cell>
          <table:table-cell/>
        </table:table-row>
        <table:table-row table:style-name="ro2">
          <table:table-cell office:value-type="string" calcext:value-type="string">
            <text:p>C8 C9</text:p>
          </table:table-cell>
          <table:table-cell office:value-type="float" office:value="1759055" calcext:value-type="float">
            <text:p>17590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8]*[.I8]" office:value-type="float" office:value="20" calcext:value-type="float">
            <text:p>20</text:p>
          </table:table-cell>
          <table:table-cell office:value-type="currency" office:currency="GBP" office:value="0.0096" calcext:value-type="currency">
            <text:p>£0.01</text:p>
          </table:table-cell>
          <table:table-cell table:formula="of:=[.F8]*[.D8]" office:value-type="currency" office:currency="GBP" office:value="0.0192" calcext:value-type="currency">
            <text:p>£0.02</text:p>
          </table:table-cell>
          <table:table-cell table:formula="of:=[.F8]*[.C8]" office:value-type="currency" office:currency="GBP" office:value="0.192" calcext:value-type="currency">
            <text:p>£0.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2">
          <table:table-cell office:value-type="string" calcext:value-type="string">
            <text:p>R5 R6</text:p>
          </table:table-cell>
          <table:table-cell office:value-type="float" office:value="9233385" calcext:value-type="float">
            <text:p>923338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9]*[.I9]" office:value-type="float" office:value="20" calcext:value-type="float">
            <text:p>20</text:p>
          </table:table-cell>
          <table:table-cell office:value-type="currency" office:currency="GBP" office:value="0.0051" calcext:value-type="currency">
            <text:p>£0.01</text:p>
          </table:table-cell>
          <table:table-cell table:formula="of:=[.F9]*[.D9]" office:value-type="currency" office:currency="GBP" office:value="0.0102" calcext:value-type="currency">
            <text:p>£0.01</text:p>
          </table:table-cell>
          <table:table-cell table:formula="of:=[.F9]*[.C9]" office:value-type="currency" office:currency="GBP" office:value="0.102" calcext:value-type="currency">
            <text:p>£0.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2470318" calcext:value-type="float">
            <text:p>24703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]*[.I10]" office:value-type="float" office:value="10" calcext:value-type="float">
            <text:p>10</text:p>
          </table:table-cell>
          <table:table-cell office:value-type="currency" office:currency="GBP" office:value="0.196" calcext:value-type="currency">
            <text:p>£0.20</text:p>
          </table:table-cell>
          <table:table-cell table:formula="of:=[.F10]*[.D10]" office:value-type="currency" office:currency="GBP" office:value="0.196" calcext:value-type="currency">
            <text:p>£0.20</text:p>
          </table:table-cell>
          <table:table-cell table:formula="of:=[.F10]*[.C10]" office:value-type="currency" office:currency="GBP" office:value="1.96" calcext:value-type="currency">
            <text:p>£1.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1212</text:p>
          </table:table-cell>
          <table:table-cell/>
        </table:table-row>
        <table:table-row table:style-name="ro2">
          <table:table-cell office:value-type="string" calcext:value-type="string">
            <text:p>C103</text:p>
          </table:table-cell>
          <table:table-cell office:value-type="float" office:value="2211176" calcext:value-type="float">
            <text:p>22111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1]*[.I11]" office:value-type="float" office:value="10" calcext:value-type="float">
            <text:p>10</text:p>
          </table:table-cell>
          <table:table-cell office:value-type="currency" office:currency="GBP" office:value="0.1419" calcext:value-type="currency">
            <text:p>£0.14</text:p>
          </table:table-cell>
          <table:table-cell table:formula="of:=[.F11]*[.D11]" office:value-type="currency" office:currency="GBP" office:value="0.1419" calcext:value-type="currency">
            <text:p>£0.14</text:p>
          </table:table-cell>
          <table:table-cell table:formula="of:=[.F11]*[.C11]" office:value-type="currency" office:currency="GBP" office:value="2.1285" calcext:value-type="currency">
            <text:p>£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uF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2">
          <table:table-cell office:value-type="string" calcext:value-type="string">
            <text:p>C1 C104 C16 C3 C6</text:p>
          </table:table-cell>
          <table:table-cell office:value-type="float" office:value="2494230" calcext:value-type="float">
            <text:p>24942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D12]*[.I12]" office:value-type="float" office:value="50" calcext:value-type="float">
            <text:p>50</text:p>
          </table:table-cell>
          <table:table-cell office:value-type="currency" office:currency="GBP" office:value="0.0613" calcext:value-type="currency">
            <text:p>£0.06</text:p>
          </table:table-cell>
          <table:table-cell table:formula="of:=[.F12]*[.D12]" office:value-type="currency" office:currency="GBP" office:value="0.3065" calcext:value-type="currency">
            <text:p>£0.31</text:p>
          </table:table-cell>
          <table:table-cell table:formula="of:=[.F12]*[.C12]" office:value-type="currency" office:currency="GBP" office:value="3.065" calcext:value-type="currency">
            <text:p>£3.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2492362" calcext:value-type="float">
            <text:p>24923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]*[.I13]" office:value-type="float" office:value="10" calcext:value-type="float">
            <text:p>10</text:p>
          </table:table-cell>
          <table:table-cell office:value-type="currency" office:currency="GBP" office:value="0.6486" calcext:value-type="currency">
            <text:p>£0.65</text:p>
          </table:table-cell>
          <table:table-cell table:formula="of:=[.F13]*[.D13]" office:value-type="currency" office:currency="GBP" office:value="0.6486" calcext:value-type="currency">
            <text:p>£0.65</text:p>
          </table:table-cell>
          <table:table-cell table:formula="of:=[.F13]*[.C13]" office:value-type="currency" office:currency="GBP" office:value="6.486" calcext:value-type="currency">
            <text:p>£6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V61225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2">
          <table:table-cell office:value-type="string" calcext:value-type="string">
            <text:p>R1 R3 R4 R7</text:p>
          </table:table-cell>
          <table:table-cell office:value-type="float" office:value="2447230" calcext:value-type="float">
            <text:p>24472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D14]*[.I14]" office:value-type="float" office:value="40" calcext:value-type="float">
            <text:p>40</text:p>
          </table:table-cell>
          <table:table-cell office:value-type="currency" office:currency="GBP" office:value="0.0022" calcext:value-type="currency">
            <text:p>£0.00</text:p>
          </table:table-cell>
          <table:table-cell table:formula="of:=[.F14]*[.D14]" office:value-type="currency" office:currency="GBP" office:value="0.0088" calcext:value-type="currency">
            <text:p>£0.01</text:p>
          </table:table-cell>
          <table:table-cell table:formula="of:=[.F14]*[.C14]" office:value-type="currency" office:currency="GBP" office:value="0.088" calcext:value-type="currency">
            <text:p>£0.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SC123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5]*[.I15]" office:value-type="float" office:value="10" calcext:value-type="float">
            <text:p>10</text:p>
          </table:table-cell>
          <table:table-cell office:value-type="currency" office:currency="GBP" office:value="0.246" calcext:value-type="currency">
            <text:p>£0.25</text:p>
          </table:table-cell>
          <table:table-cell table:formula="of:=[.F15]*[.D15]" office:value-type="currency" office:currency="GBP" office:value="0.246" calcext:value-type="currency">
            <text:p>£0.25</text:p>
          </table:table-cell>
          <table:table-cell table:formula="of:=[.F15]*[.C15]" office:value-type="currency" office:currency="GBP" office:value="2.46" calcext:value-type="currency">
            <text:p>£2.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PT4400</text:p>
          </table:table-cell>
          <table:table-cell office:value-type="string" calcext:value-type="string">
            <text:p>LED-3MM</text:p>
          </table:table-cell>
          <table:table-cell/>
        </table:table-row>
        <table:table-row table:style-name="ro2">
          <table:table-cell office:value-type="string" calcext:value-type="string">
            <text:p>C102 C12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6]*[.I16]" office:value-type="float" office:value="20" calcext:value-type="float">
            <text:p>20</text:p>
          </table:table-cell>
          <table:table-cell office:value-type="currency" office:currency="GBP" office:value="0.0094" calcext:value-type="currency">
            <text:p>£0.01</text:p>
          </table:table-cell>
          <table:table-cell table:formula="of:=[.F16]*[.D16]" office:value-type="currency" office:currency="GBP" office:value="0.0188" calcext:value-type="currency">
            <text:p>£0.02</text:p>
          </table:table-cell>
          <table:table-cell table:formula="of:=[.F16]*[.C16]" office:value-type="currency" office:currency="GBP" office:value="0.188" calcext:value-type="currency">
            <text:p>£0.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RF004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7]*[.I17]" office:value-type="float" office:value="10" calcext:value-type="float">
            <text:p>10</text:p>
          </table:table-cell>
          <table:table-cell office:value-type="currency" office:currency="GBP" office:value="6.29" calcext:value-type="currency">
            <text:p>£6.29</text:p>
          </table:table-cell>
          <table:table-cell table:formula="of:=[.F17]*[.D17]" office:value-type="currency" office:currency="GBP" office:value="6.29" calcext:value-type="currency">
            <text:p>£6.29</text:p>
          </table:table-cell>
          <table:table-cell table:formula="of:=[.F17]*[.C17]" office:value-type="currency" office:currency="GBP" office:value="62.9" calcext:value-type="currency">
            <text:p>£62.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FM69W</text:p>
          </table:table-cell>
          <table:table-cell office:value-type="string" calcext:value-type="string">
            <text:p>RFM69</text:p>
          </table:table-cell>
          <table:table-cell/>
        </table:table-row>
        <table:table-row table:style-name="ro2">
          <table:table-cell office:value-type="string" calcext:value-type="string">
            <text:p>Y1</text:p>
          </table:table-cell>
          <table:table-cell office:value-type="float" office:value="2101347" calcext:value-type="float">
            <text:p>21013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*[.I18]" office:value-type="float" office:value="10" calcext:value-type="float">
            <text:p>10</text:p>
          </table:table-cell>
          <table:table-cell office:value-type="currency" office:currency="GBP" office:value="0.3428" calcext:value-type="currency">
            <text:p>£0.34</text:p>
          </table:table-cell>
          <table:table-cell table:formula="of:=[.F18]*[.D18]" office:value-type="currency" office:currency="GBP" office:value="0.3428" calcext:value-type="currency">
            <text:p>£0.34</text:p>
          </table:table-cell>
          <table:table-cell table:formula="of:=[.F18]*[.C18]" office:value-type="currency" office:currency="GBP" office:value="3.428" calcext:value-type="currency">
            <text:p>£3.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768k</text:p>
          </table:table-cell>
          <table:table-cell office:value-type="string" calcext:value-type="string">
            <text:p>XTAL_1206</text:p>
          </table:table-cell>
          <table:table-cell/>
        </table:table-row>
        <table:table-row table:style-name="ro2">
          <table:table-cell office:value-type="string" calcext:value-type="string">
            <text:p>D1 D3</text:p>
          </table:table-cell>
          <table:table-cell office:value-type="float" office:value="2368174" calcext:value-type="float">
            <text:p>23681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9]*[.I19]" office:value-type="float" office:value="20" calcext:value-type="float">
            <text:p>20</text:p>
          </table:table-cell>
          <table:table-cell office:value-type="currency" office:currency="GBP" office:value="0.1517" calcext:value-type="currency">
            <text:p>£0.15</text:p>
          </table:table-cell>
          <table:table-cell table:formula="of:=[.F19]*[.D19]" office:value-type="currency" office:currency="GBP" office:value="0.3034" calcext:value-type="currency">
            <text:p>£0.30</text:p>
          </table:table-cell>
          <table:table-cell table:formula="of:=[.F19]*[.C19]" office:value-type="currency" office:currency="GBP" office:value="3.034" calcext:value-type="currency">
            <text:p>£3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VS_small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3">
          <table:table-cell office:value-type="string" calcext:value-type="string">
            <text:p>P1</text:p>
          </table:table-cell>
          <table:table-cell table:style-name="Default" office:value-type="string" calcext:value-type="string">
            <text:p>BT037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GBP" office:value="0.72" calcext:value-type="currency">
            <text:p>£0.72</text:p>
          </table:table-cell>
          <table:table-cell table:formula="of:=[.F20]*[.D20]" office:value-type="currency" office:currency="GBP" office:value="0.72" calcext:value-type="currency">
            <text:p>£0.72</text:p>
          </table:table-cell>
          <table:table-cell table:formula="of:=[.F20]*[.C20]" office:value-type="currency" office:currency="GBP" office:value="3.6" calcext:value-type="currency">
            <text:p>£3.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D_holder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10"/>
        </table:table-row>
        <table:table-row table:style-name="ro2" table:number-rows-repeated="5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OPTIONAL: HTU21D</text:p>
          </table:table-cell>
          <table:table-cell table:style-name="ce1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U6</text:p>
          </table:table-cell>
          <table:table-cell office:value-type="float" office:value="2393536" calcext:value-type="float">
            <text:p>2393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0]*[.I30]" office:value-type="float" office:value="10" calcext:value-type="float">
            <text:p>10</text:p>
          </table:table-cell>
          <table:table-cell office:value-type="currency" office:currency="GBP" office:value="2.5174" calcext:value-type="currency">
            <text:p>£2.52</text:p>
          </table:table-cell>
          <table:table-cell table:formula="of:=[.F30]*[.D30]" office:value-type="currency" office:currency="GBP" office:value="2.5174" calcext:value-type="currency">
            <text:p>£2.52</text:p>
          </table:table-cell>
          <table:table-cell table:formula="of:=[.F30]*[.C30]" office:value-type="currency" office:currency="GBP" office:value="25.174" calcext:value-type="currency">
            <text:p>£25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TU21D</text:p>
          </table:table-cell>
          <table:table-cell/>
        </table:table-row>
        <table:table-row table:style-name="ro2">
          <table:table-cell table:style-name="ce1" office:value-type="string" calcext:value-type="string">
            <text:p>OPTIONAL: MS5637</text:p>
          </table:table-cell>
          <table:table-cell table:style-name="ce1"/>
          <table:table-cell/>
          <table:table-cell table:style-name="ce4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2362663" calcext:value-type="float">
            <text:p>23626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2]*[.I32]" office:value-type="float" office:value="10" calcext:value-type="float">
            <text:p>10</text:p>
          </table:table-cell>
          <table:table-cell office:value-type="currency" office:currency="GBP" office:value="1.5088" calcext:value-type="currency">
            <text:p>£1.51</text:p>
          </table:table-cell>
          <table:table-cell table:formula="of:=[.F32]*[.D32]" office:value-type="currency" office:currency="GBP" office:value="1.5088" calcext:value-type="currency">
            <text:p>£1.51</text:p>
          </table:table-cell>
          <table:table-cell table:formula="of:=[.F32]*[.C32]" office:value-type="currency" office:currency="GBP" office:value="15.088" calcext:value-type="currency">
            <text:p>£15.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5637</text:p>
          </table:table-cell>
          <table:table-cell office:value-type="string" calcext:value-type="string">
            <text:p>MS563702</text:p>
          </table:table-cell>
          <table:table-cell/>
        </table:table-row>
        <table:table-row table:style-name="ro2">
          <table:table-cell table:style-name="ce1" office:value-type="string" calcext:value-type="string">
            <text:p>OPTIONAL: AMG88</text:p>
          </table:table-cell>
          <table:table-cell table:style-name="ce1"/>
          <table:table-cell/>
          <table:table-cell table:style-name="ce4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101</text:p>
          </table:table-cell>
          <table:table-cell office:value-type="float" office:value="2481446" calcext:value-type="float">
            <text:p>24814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4]*[.I34]" office:value-type="float" office:value="5" calcext:value-type="float">
            <text:p>5</text:p>
          </table:table-cell>
          <table:table-cell office:value-type="currency" office:currency="GBP" office:value="23.8702" calcext:value-type="currency">
            <text:p>£23.87</text:p>
          </table:table-cell>
          <table:table-cell table:formula="of:=[.F34]*[.D34]" office:value-type="currency" office:currency="GBP" office:value="23.8702" calcext:value-type="currency">
            <text:p>£23.87</text:p>
          </table:table-cell>
          <table:table-cell table:formula="of:=[.F34]*[.C34]" office:value-type="currency" office:currency="GBP" office:value="119.351" calcext:value-type="currency">
            <text:p>£119.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MG88</text:p>
          </table:table-cell>
          <table:table-cell/>
        </table:table-row>
        <table:table-row table:style-name="ro2">
          <table:table-cell table:style-name="ce2"/>
          <table:table-cell table:style-name="Default"/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6" table:number-rows-spanned="1">
            <text:p>Total cost per basic board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7" table:formula="of:=SUM([.G2:.G19])" office:value-type="currency" office:currency="GBP" office:value="10.6638" calcext:value-type="currency">
            <text:p>£10.66</text:p>
          </table:table-cell>
          <table:table-cell table:style-name="ce7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6" table:number-rows-spanned="1">
            <text:p>Total cost per HTU21D/MS5637 board</text:p>
          </table:table-cell>
          <table:covered-table-cell table:number-columns-repeated="3" table:style-name="ce1"/>
          <table:covered-table-cell table:style-name="ce2"/>
          <table:covered-table-cell table:style-name="ce1"/>
          <table:table-cell table:style-name="ce7" table:formula="of:=SUM([.G2:.G19])+[.G30]+[.G32]" office:value-type="currency" office:currency="GBP" office:value="14.69" calcext:value-type="currency">
            <text:p>£14.69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 table:number-columns-spanned="6" table:number-rows-spanned="1">
            <text:p>Total cost per AMG88 board</text:p>
          </table:table-cell>
          <table:covered-table-cell table:number-columns-repeated="5" table:style-name="ce1"/>
          <table:table-cell table:style-name="ce7" table:formula="of:=SUM([.G2:.G19])+[.G34]" office:value-type="currency" office:currency="GBP" office:value="34.534" calcext:value-type="currency">
            <text:p>£34.53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6" table:number-rows-spanned="1">
            <text:p>Total cost per all-in board</text:p>
          </table:table-cell>
          <table:covered-table-cell table:number-columns-repeated="5" table:style-name="ce1"/>
          <table:table-cell table:style-name="ce7" table:formula="of:=SUM([.G2:.G19])+[.G30]+[.G32]+[.G34]" office:value-type="currency" office:currency="GBP" office:value="38.5602" calcext:value-type="currency">
            <text:p>£38.56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6" table:number-rows-spanned="1">
            <text:p>Total order cost</text:p>
          </table:table-cell>
          <table:covered-table-cell table:number-columns-repeated="5" table:style-name="ce1"/>
          <table:table-cell table:style-name="ce7" table:formula="of:=SUM([.H2:.H19])+[.H30]+[.H32]+[.H34]" office:value-type="currency" office:currency="GBP" office:value="263.2295" calcext:value-type="currency">
            <text:p>£263.23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6" table:number-rows-spanned="1">
            <text:p>Total order cost per board</text:p>
          </table:table-cell>
          <table:covered-table-cell table:style-name="Default"/>
          <table:covered-table-cell table:number-columns-repeated="3"/>
          <table:covered-table-cell table:style-name="Default"/>
          <table:table-cell table:formula="of:=[.G40]/10" office:value-type="currency" office:currency="GBP" office:value="26.32295" calcext:value-type="currency">
            <text:p>£26.32</text:p>
          </table:table-cell>
          <table:table-cell table:style-name="Default"/>
          <table:table-cell table:number-columns-repeated="4"/>
        </table:table-row>
      </table:table>
      <table:table table:name="QuickPaste" table:style-name="ta1" table:print="false">
        <table:table-column table:style-name="co8" table:default-cell-style-name="ce4"/>
        <table:table-column table:style-name="co5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Onecall part</text:p>
          </table:table-cell>
          <table:table-cell table:style-name="ce1" office:value-type="string" calcext:value-type="string">
            <text:p>Order q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3">
          <table:table-cell office:value-type="float" office:value="2290331" calcext:value-type="float">
            <text:p>22903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</text:p>
          </table:table-cell>
        </table:table-row>
        <table:table-row table:style-name="ro3">
          <table:table-cell office:value-type="float" office:value="9330798" calcext:value-type="float">
            <text:p>9330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R</text:p>
          </table:table-cell>
        </table:table-row>
        <table:table-row table:style-name="ro3">
          <table:table-cell office:value-type="float" office:value="432210" calcext:value-type="float">
            <text:p>4322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n</text:p>
          </table:table-cell>
        </table:table-row>
        <table:table-row table:style-name="ro3">
          <table:table-cell office:value-type="float" office:value="2099242" calcext:value-type="float">
            <text:p>20992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LLOW</text:p>
          </table:table-cell>
        </table:table-row>
        <table:table-row table:style-name="ro3">
          <table:table-cell office:value-type="float" office:value="1702629" calcext:value-type="float">
            <text:p>1702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</text:p>
          </table:table-cell>
        </table:table-row>
        <table:table-row table:style-name="ro3">
          <table:table-cell office:value-type="float" office:value="2469557" calcext:value-type="float">
            <text:p>24695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M32F0xxCxUx</text:p>
          </table:table-cell>
        </table:table-row>
        <table:table-row table:style-name="ro3">
          <table:table-cell office:value-type="float" office:value="1759055" calcext:value-type="float">
            <text:p>17590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p</text:p>
          </table:table-cell>
        </table:table-row>
        <table:table-row table:style-name="ro3">
          <table:table-cell office:value-type="float" office:value="9233385" calcext:value-type="float">
            <text:p>92333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</text:p>
          </table:table-cell>
        </table:table-row>
        <table:table-row table:style-name="ro3">
          <table:table-cell office:value-type="float" office:value="2470318" calcext:value-type="float">
            <text:p>24703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</text:p>
          </table:table-cell>
        </table:table-row>
        <table:table-row table:style-name="ro3">
          <table:table-cell office:value-type="float" office:value="2211176" calcext:value-type="float">
            <text:p>22111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5uF</text:p>
          </table:table-cell>
        </table:table-row>
        <table:table-row table:style-name="ro3">
          <table:table-cell office:value-type="float" office:value="2494230" calcext:value-type="float">
            <text:p>24942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u</text:p>
          </table:table-cell>
        </table:table-row>
        <table:table-row table:style-name="ro3">
          <table:table-cell office:value-type="float" office:value="2492362" calcext:value-type="float">
            <text:p>2492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V61225</text:p>
          </table:table-cell>
        </table:table-row>
        <table:table-row table:style-name="ro3">
          <table:table-cell office:value-type="float" office:value="2447230" calcext:value-type="float">
            <text:p>24472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k</text:p>
          </table:table-cell>
        </table:table-row>
        <table:table-row table:style-name="ro3">
          <table:table-cell office:value-type="string" calcext:value-type="string">
            <text:p>SC123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PT4400</text:p>
          </table:table-cell>
        </table:table-row>
        <table:table-row table:style-name="ro3">
          <table:table-cell office:value-type="float" office:value="2496916" calcext:value-type="float">
            <text:p>24969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u</text:p>
          </table:table-cell>
        </table:table-row>
        <table:table-row table:style-name="ro3">
          <table:table-cell office:value-type="string" calcext:value-type="string">
            <text:p>RF00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FM69W</text:p>
          </table:table-cell>
        </table:table-row>
        <table:table-row table:style-name="ro3">
          <table:table-cell office:value-type="float" office:value="2101347" calcext:value-type="float">
            <text:p>21013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768k</text:p>
          </table:table-cell>
        </table:table-row>
        <table:table-row table:style-name="ro3">
          <table:table-cell office:value-type="float" office:value="2368174" calcext:value-type="float">
            <text:p>2368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VS_small</text:p>
          </table:table-cell>
        </table:table-row>
        <table:table-row table:style-name="ro3">
          <table:table-cell table:style-name="Default" office:value-type="string" calcext:value-type="string">
            <text:p>BT03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</text:p>
          </table:table-cell>
        </table:table-row>
        <table:table-row table:style-name="ro3">
          <table:table-cell office:value-type="float" office:value="2393536" calcext:value-type="float">
            <text:p>2393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U21D</text:p>
          </table:table-cell>
        </table:table-row>
        <table:table-row table:style-name="ro3">
          <table:table-cell office:value-type="float" office:value="2362663" calcext:value-type="float">
            <text:p>23626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5637</text:p>
          </table:table-cell>
        </table:table-row>
        <table:table-row table:style-name="ro3">
          <table:table-cell office:value-type="float" office:value="2481446" calcext:value-type="float">
            <text:p>24814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G88</text:p>
          </table:table-cell>
        </table:table-row>
        <table:table-row table:style-name="ro3">
          <table:table-cell table:style-name="ce1"/>
          <table:table-cell table:number-columns-repeated="2"/>
        </table:table-row>
        <table:table-row table:style-name="ro3" table:number-rows-repeated="4"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3:36:44.462595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7:55:47.845512250</meta:creation-date>
    <meta:generator>LibreOffice/5.1.3.2$Linux_X86_64 LibreOffice_project/10m0$Build-2</meta:generator>
    <dc:date>2016-06-27T16:34:35.829922255</dc:date>
    <meta:editing-duration>PT2H57M59S</meta:editing-duration>
    <meta:editing-cycles>4</meta:editing-cycles>
    <meta:document-statistic meta:table-count="2" meta:cell-count="337" meta:object-count="0"/>
  </office:meta>
</office:document-meta>
</file>